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fo:font-size="10pt" officeooo:paragraph-rsid="001b2f23" style:font-size-asian="10pt" style:font-size-complex="10pt"/>
    </style:style>
    <style:style style:name="P3" style:family="paragraph" style:parent-style-name="Standard">
      <style:text-properties fo:font-size="10pt" officeooo:paragraph-rsid="001d57a8" style:font-size-asian="10pt" style:font-size-complex="10pt"/>
    </style:style>
    <style:style style:name="P4" style:family="paragraph" style:parent-style-name="Standard">
      <style:text-properties officeooo:paragraph-rsid="001f2ab9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1db5b1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tching class type</text:span> </text:p>
      <text:p text:style-name="P1"/>
      <text:p text:style-name="P4"><text:span text:style-name="T1"><text:s/>#include&lt;iostream&gt;<text:line-break/>#include&lt;cstring&gt;<text:line-break/>using namespace std;<text:line-break/>class MyException</text:span></text:p>
      <text:p text:style-name="P4"><text:span text:style-name="T1">{</text:span></text:p>
      <text:p text:style-name="P4"><text:span text:style-name="T1"><text:line-break/> <text:s text:c="3"/>public:<text:line-break/> <text:s text:c="3"/>char str_what[80];<text:line-break/> <text:s text:c="3"/>int what;<text:line-break/> <text:s text:c="3"/>MyException(){*str_what=0;what=0;}</text:span></text:p>
      <text:p text:style-name="P4"><text:span text:style-name="T1"><text:line-break/> <text:s text:c="3"/>MyException(char*s,int e){<text:line-break/> <text:s text:c="7"/>strcpy(str_what,s);</text:span></text:p>
      <text:p text:style-name="P4"><text:span text:style-name="T1"><text:line-break/> <text:s text:c="7"/>what=e;<text:line-break/> <text:s text:c="3"/>}</text:span></text:p>
      <text:p text:style-name="P4"><text:span text:style-name="T1"><text:line-break/>};<text:line-break/><text:line-break/>int main()<text:line-break/>{</text:span></text:p>
      <text:p text:style-name="P4"><text:span text:style-name="T1"><text:line-break/> <text:s text:c="3"/>int i;<text:line-break/> <text:s text:c="3"/>try{</text:span></text:p>
      <text:p text:style-name="P4"><text:span text:style-name="T1"><text:line-break/> <text:s text:c="3"/>cout&lt;&lt;"Enter a positive number:";<text:line-break/> <text:s text:c="3"/>cin&gt;&gt;i;<text:line-break/> <text:s text:c="3"/>if(i&lt;0)<text:line-break/> <text:s text:c="3"/>throw MyException("Not positive",i);</text:span></text:p>
      <text:p text:style-name="P4"><text:span text:style-name="T1">}<text:line-break/>}</text:span></text:p>
      <text:p text:style-name="P4"><text:span text:style-name="T1"><text:line-break/>catch(MyException e)</text:span></text:p>
      <text:p text:style-name="P4"><text:span text:style-name="T1">{<text:line-break/> <text:s text:c="3"/>cout&lt;&lt;e.str_what&lt;&lt;":";<text:line-break/> <text:s text:c="3"/>cout&lt;&lt;e.what&lt;&lt;"\n";</text:span></text:p>
      <text:p text:style-name="P4"><text:span text:style-name="T1"><text:line-break/> <text:s text:c="3"/>}</text:span></text:p>
      <text:p text:style-name="P4"><text:span text:style-name="T1"><text:line-break/> <text:s text:c="3"/>return 0;</text:span></text:p>
      <text:p text:style-name="P4"><text:span text:style-name="T1"><text:line-break/> <text:s text:c="3"/>}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02:34.467000000</dc:date>
    <meta:editing-duration>PT1H26M27S</meta:editing-duration>
    <meta:editing-cycles>21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49" meta:character-count="509" meta:non-whitespace-character-count="377"/>
  </office:meta>
</office:document-meta>
</file>